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YACgES_-lms 0" svg:font-family="'YACgES_-lms 0', fb, auto"/>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101cm" fo:margin-bottom="0.247cm" loext:contextual-spacing="false"/>
    </style:style>
    <style:style style:name="P2" style:family="paragraph" style:parent-style-name="Text_20_body">
      <style:paragraph-properties fo:margin-top="0.101cm" fo:margin-bottom="0.247cm" loext:contextual-spacing="false" fo:line-height="140%"/>
      <style:text-properties fo:color="#111111" style:text-line-through-style="none" style:text-line-through-type="none" style:font-name="Times New Roman"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101cm" fo:margin-bottom="0.247cm" loext:contextual-spacing="false" fo:line-height="140%"/>
      <style:text-properties fo:color="#111111" style:text-line-through-style="none" style:text-line-through-type="none" style:font-name="Times New Roman" fo:font-size="12pt" fo:font-style="normal" style:text-underline-style="none" fo:font-weight="normal" officeooo:rsid="00089701" officeooo:paragraph-rsid="00089701" style:text-blinking="false"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top="0.101cm" fo:margin-bottom="0.247cm" loext:contextual-spacing="false"/>
      <style:text-properties fo:color="#111111" style:font-name="Times New Roman" fo:font-size="13pt" fo:font-style="italic" fo:font-weight="normal" style:font-size-asian="13pt" style:font-style-asian="italic" style:font-weight-asian="normal" style:font-size-complex="13pt" style:font-style-complex="italic" style:font-weight-complex="normal"/>
    </style:style>
    <style:style style:name="P5" style:family="paragraph" style:parent-style-name="Text_20_body">
      <style:paragraph-properties fo:margin-top="0.101cm" fo:margin-bottom="0.247cm" loext:contextual-spacing="false"/>
      <style:text-properties fo:font-size="12pt" fo:font-style="normal" style:font-size-asian="12pt" style:font-style-asian="normal" style:font-size-complex="12pt" style:font-style-complex="normal"/>
    </style:style>
    <style:style style:name="P6" style:family="paragraph" style:parent-style-name="Text_20_body">
      <style:paragraph-properties fo:margin-top="0.101cm" fo:margin-bottom="0.247cm" loext:contextual-spacing="false"/>
      <style:text-properties fo:font-size="12pt" fo:font-style="normal" officeooo:rsid="00089701" officeooo:paragraph-rsid="00089701" style:font-size-asian="12pt" style:font-style-asian="normal" style:font-size-complex="12pt" style:font-style-complex="normal"/>
    </style:style>
    <style:style style:name="T1" style:family="text">
      <style:text-properties fo:color="#111111" style:font-name="Times New Roman" fo:font-weight="normal" style:font-weight-asian="normal" style:font-weight-complex="normal"/>
    </style:style>
    <style:style style:name="T2" style:family="text">
      <style:text-properties fo:color="#111111" style:font-name="Times New Roman" fo:font-weight="normal" officeooo:rsid="00089701" style:font-weight-asian="normal" style:font-weight-complex="normal"/>
    </style:style>
    <style:style style:name="T3" style:family="text">
      <style:text-properties fo:color="#111111" style:font-name="Times New Roman" fo:font-size="12pt" fo:font-style="normal" fo:font-weight="normal" style:font-size-asian="12pt" style:font-style-asian="normal" style:font-weight-asian="normal" style:font-size-complex="12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Churn Modelling Problem</text:span></text:span><text:span text:style-name="T3"> </text:span></text:p>
      <text:p text:style-name="P5"><text:span text:style-name="T2">C</text:span><text:span text:style-name="T1">ustomer churn occurs when customers or subscribers stop doing business with a company or service. Also known as customer attrition, customer churn is a critical metric because it is much </text:span><text:span text:style-name="T2">less expensive</text:span><text:span text:style-name="T1"> to retain existing customers than it is to acquire new customers – earning business from new customers means working leads all the way through the sales funnel, utilizing your marketing and sales resources throughout the process. Customer retention, on the other hand, is generally more cost-effective as you’ve already earned the trust and loyalty of existing customers. </text:span></text:p>
      <text:p text:style-name="P6"><text:span text:style-name="T1">This is a project based on Artificial Neural Network and the dataset on which the model is trained is downloaded from https://www.superdatascience.com/deep-learning</text:span></text:p>
      <text:p text:style-name="P2">- On the basis of the given dataset with a large sample of bank's customers, trained an Artificial Neural Network classifier to predict if a customer will leave or stay by analyzing their geo-demographical and transactional information.</text:p>
      <text:p text:style-name="P2">- Technologies used - Python, Deep Learning</text:p>
      <text:p text:style-name="P3">Maximum accuracy achieved – 88.56%</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YACgES_-lms 0" svg:font-family="'YACgES_-lms 0', fb, auto"/>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1:51:08.921349038</meta:creation-date>
    <dc:date>2019-08-06T21:59:03.746094519</dc:date>
    <meta:editing-duration>PT7M55S</meta:editing-duration>
    <meta:editing-cycles>1</meta:editing-cycles>
    <meta:document-statistic meta:table-count="0" meta:image-count="0" meta:object-count="0" meta:page-count="1" meta:paragraph-count="6" meta:word-count="161" meta:character-count="1076" meta:non-whitespace-character-count="917"/>
    <meta:generator>LibreOffice/6.0.7.3$Linux_X86_64 LibreOffice_project/00m0$Build-3</meta:generator>
  </office:meta>
</office:document-meta>
</file>